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table:align="margins" fo:keep-with-next="always"/>
    </style:style>
    <style:style style:name="Table1.A" style:family="table-column">
      <style:table-column-properties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T1" style:family="text">
      <style:text-properties fo:language="cs" fo:country="CZ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Nadpis 1</text:h>
        <text:p text:style-name="Standard"><text:span text:style-name="T1">Toto je obsah první kapitoly. Toto je uživatelem definovaná položka.</text:span><text:line-break/> <text:alphabetical-index-mark text:string-value="Chapter"/><text:s text:c="2"/><text:user-index-mark text:string-value="User Directory Entry" text:index-name="User-Defined" text:outline-level="2"/></text:p>
        <text:h text:style-name="P2" text:outline-level="2">Nadpis 1.1</text:h>
        <text:p text:style-name="Standard"><text:span text:style-name="T1">Toto je obsah kapitoly 1.1. Toto je položka obsahu.</text:span><text:line-break/> <text:toc-mark text:string-value="Entry" text:outline-level="1"/></text:p>
        <text:h text:style-name="P2" text:outline-level="2">Nadpis 1.2</text:h>
        <text:p text:style-name="Standard"><text:span text:style-name="T1">Toto je obsah kapitoly 1.2. Toto klíčové slovo je hlavní položkou.</text:span>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ulka <text:sequence text:ref-name="refTable0" text:name="Table" text:formula="ooow:Table+1" style:num-format="1">1</text:sequence>: Toto je tabulka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Obrázek <text:sequence text:ref-name="refIllustration0" text:name="Illustration" text:formula="ooow:Illustration+1" style:num-format="1">1</text:sequence>: Toto je obrázek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František Příklad</dc:creator>
    <dc:date>2005-02-03T20:10:45</dc:date>
    <dc:language>cs-CZ</dc:language>
    <meta:editing-cycles>20</meta:editing-cycles>
    <meta:editing-duration>PT2H45M39S</meta:editing-duration>
    <meta:user-defined meta:name="Info 0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46" meta:character-count="284"/>
  </office:meta>
</office:document-meta>
</file>